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sans-serif"/>
    <style:font-face style:name="Roboto1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1f1184" officeooo:paragraph-rsid="001f1184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f1184" officeooo:paragraph-rsid="001f1184" style:font-size-asian="14pt" style:font-size-complex="14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22d6e4" officeooo:paragraph-rsid="0022d6e4" style:font-size-asian="14pt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2be8cb" officeooo:paragraph-rsid="002be8cb" style:font-size-asian="14pt" style:font-size-complex="14pt"/>
    </style:style>
    <style:style style:name="P5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ru" fo:country="RU" officeooo:rsid="00301fe4" officeooo:paragraph-rsid="00301fe4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301fe4" officeooo:paragraph-rsid="00301fe4" style:font-size-asian="14pt" style:font-size-complex="14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31d03f" officeooo:paragraph-rsid="0031d03f" style:font-size-asian="14pt" style:font-size-complex="14pt"/>
    </style:style>
    <style:style style:name="P8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language="ru" fo:country="RU" officeooo:rsid="0031d03f" officeooo:paragraph-rsid="0031d03f" style:font-size-asian="14pt" style:font-size-complex="14pt"/>
    </style:style>
    <style:style style:name="P9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4pt" fo:language="ru" fo:country="RU" officeooo:rsid="00338593" officeooo:paragraph-rsid="00338593" style:font-size-asian="14pt" style:font-size-complex="14pt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paragraph-rsid="002d36ab" style:font-size-asian="14pt" style:font-size-complex="14pt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officeooo:paragraph-rsid="002d36ab" style:font-size-asian="14pt" style:font-size-complex="14pt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en" fo:country="US" officeooo:rsid="002d36ab" officeooo:paragraph-rsid="002d36ab" style:font-size-asian="14pt" style:font-size-complex="14pt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en" fo:country="US" officeooo:rsid="002f230b" officeooo:paragraph-rsid="002f230b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2f230b" officeooo:paragraph-rsid="002f230b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paragraph-rsid="001f1184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paragraph-rsid="00338593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officeooo:rsid="00337712" officeooo:paragraph-rsid="00337712"/>
    </style:style>
    <style:style style:name="P18" style:family="paragraph" style:parent-style-name="Standard" style:list-style-name="L6">
      <style:paragraph-properties fo:line-height="150%" fo:text-align="justify" style:justify-single-word="false"/>
      <style:text-properties officeooo:rsid="00337712" officeooo:paragraph-rsid="00337712"/>
    </style:style>
    <style:style style:name="P19" style:family="paragraph" style:parent-style-name="Standard" style:list-style-name="L6">
      <style:paragraph-properties fo:line-height="150%" fo:text-align="justify" style:justify-single-word="false"/>
      <style:text-properties fo:color="#ff4000" loext:opacity="100%" officeooo:rsid="00337712" officeooo:paragraph-rsid="00337712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officeooo:rsid="00338593" officeooo:paragraph-rsid="00338593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officeooo:paragraph-rsid="0034a06f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4pt" officeooo:rsid="00306f46" officeooo:paragraph-rsid="00306f46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officeooo:rsid="00338593" officeooo:paragraph-rsid="00338593"/>
    </style:style>
    <style:style style:name="P24" style:family="paragraph" style:parent-style-name="Table_20_Contents">
      <style:paragraph-properties fo:text-align="justify" style:justify-single-word="false"/>
      <style:text-properties officeooo:rsid="00338593" officeooo:paragraph-rsid="0034a06f"/>
    </style:style>
    <style:style style:name="P25" style:family="paragraph" style:parent-style-name="Table_20_Contents">
      <style:paragraph-properties fo:text-align="justify" style:justify-single-word="false"/>
      <style:text-properties officeooo:rsid="0034a06f" officeooo:paragraph-rsid="0034a06f"/>
    </style:style>
    <style:style style:name="P26" style:family="paragraph" style:parent-style-name="Table_20_Contents">
      <style:paragraph-properties fo:text-align="justify" style:justify-single-word="false"/>
      <style:text-properties officeooo:rsid="0035af35" officeooo:paragraph-rsid="0035af35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color="#414141" loext:opacity="100%" fo:letter-spacing="normal" fo:font-style="normal" fo:font-weight="normal"/>
    </style:style>
    <style:style style:name="T4" style:family="text">
      <style:text-properties fo:font-variant="normal" fo:text-transform="none" fo:color="#414141" loext:opacity="100%" fo:letter-spacing="normal" fo:language="ru" fo:country="RU" fo:font-style="normal" fo:font-weight="normal"/>
    </style:style>
    <style:style style:name="T5" style:family="text">
      <style:text-properties fo:font-variant="normal" fo:text-transform="none" fo:color="#212121" loext:opacity="100%" style:font-name="Roboto" fo:font-size="12pt" fo:letter-spacing="normal" fo:font-style="normal" fo:font-weight="normal"/>
    </style:style>
    <style:style style:name="T6" style:family="text">
      <style:text-properties fo:font-variant="normal" fo:text-transform="none" fo:color="#212121" loext:opacity="100%" fo:font-size="12pt" fo:letter-spacing="normal" fo:font-style="normal" fo:font-weight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d36ab"/>
    </style:style>
    <style:style style:name="T9" style:family="text">
      <style:text-properties style:font-name="Times New Roman" fo:font-size="14pt" fo:language="ru" fo:country="RU" style:font-size-asian="14pt" style:font-size-complex="14pt"/>
    </style:style>
    <style:style style:name="T10" style:family="text">
      <style:text-properties style:font-name="Times New Roman" fo:font-size="14pt" fo:language="ru" fo:country="RU" officeooo:rsid="00330a62" style:font-size-asian="14pt" style:font-size-complex="14pt"/>
    </style:style>
    <style:style style:name="T11" style:family="text">
      <style:text-properties style:font-name="Times New Roman" fo:font-size="14pt" fo:language="ru" fo:country="RU" officeooo:rsid="001f1184" style:font-size-asian="14pt" style:font-size-complex="14pt"/>
    </style:style>
    <style:style style:name="T12" style:family="text">
      <style:text-properties style:font-name="Times New Roman" fo:font-size="14pt" fo:language="ru" fo:country="RU" officeooo:rsid="002be8cb" style:font-size-asian="14pt" style:font-size-complex="14pt"/>
    </style:style>
    <style:style style:name="T13" style:family="text">
      <style:text-properties style:font-name="Times New Roman" fo:font-size="14pt" fo:language="ru" fo:country="RU" officeooo:rsid="00338593" style:font-size-asian="14pt" style:font-size-complex="14pt"/>
    </style:style>
    <style:style style:name="T14" style:family="text">
      <style:text-properties fo:language="en" fo:country="US"/>
    </style:style>
    <style:style style:name="T15" style:family="text">
      <style:text-properties officeooo:rsid="0034a0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35843561" text:style-name="L1">
        <text:list-item>
          <text:p text:style-name="P1">Общие сведения</text:p>
          <text:p text:style-name="P3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3"/>
        </text:list-item>
        <text:list-item>
          <text:p text:style-name="P1">Цели и назначения создания автоматизированной системы <text:span text:style-name="T2">(программного модуля)</text:span></text:p>
          <text:p text:style-name="P4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4"/>
          <text:p text:style-name="P10"><text:span text:style-name="T8">В рамках проекта автоматизируется информационно-аналитическая деятельность в следующих бизнес-процессах: <text:s/></text:span></text:p>
        </text:list-item>
      </text:list>
      <text:list xml:id="list2536592721" text:style-name="L3">
        <text:list-item>
          <text:list>
            <text:list-item>
              <text:p text:style-name="P11"><text:span text:style-name="T3">выполнение заказа;</text:span></text:p>
            </text:list-item>
            <text:list-item>
              <text:p text:style-name="P12"><text:span text:style-name="T4">управление продажами;</text:span></text:p>
            </text:list-item>
            <text:list-item>
              <text:p text:style-name="P13"><text:span text:style-name="T4">управление услугами.</text:span></text:p>
            </text:list-item>
          </text:list>
        </text:list-item>
      </text:list>
      <text:p text:style-name="P14"><text:span text:style-name="T4"/></text:p>
      <text:list xml:id="list105046847776571" text:continue-numbering="true" text:style-name="L3">
        <text:list-header>
          <text:p text:style-name="P13"><text:span text:style-name="T4">Программный модуль создаётся с целью:</text:span></text:p>
          <text:list text:continue-numbering="true">
            <text:list-item>
              <text:p text:style-name="P5"><text:span text:style-name="T3">повышение качества (полноты, точности, достоверности, своевременности) информации;</text:span></text:p>
            </text:list-item>
            <text:list-item>
              <text:p text:style-name="P5"><text:span text:style-name="T3">создание единой системы отчётности по показателям деятельности;</text:span></text:p>
            </text:list-item>
            <text:list-item>
              <text:p text:style-name="P5"><text:span text:style-name="T3">обеспечение сбора и первичной обработки исходной информации, необходимой для подготовки отчётности по показателям деятельности;</text:span></text:p>
            </text:list-item>
            <text:list-item>
              <text:p text:style-name="P5"><text:span text:style-name="T3">облегчения работы с клиентами.</text:span></text:p>
            </text:list-item>
          </text:list>
        </text:list-header>
      </text:list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list xml:id="list105047274197647" text:continue-list="list3035843561" text:style-name="L1">
        <text:list-item>
          <text:p text:style-name="P1"><text:soft-page-break/>Характеристика</text:p>
        </text:list-item>
      </text:list>
      <table:table table:name="Таблица1" table:style-name="Таблица1">
        <table:table-column table:style-name="Таблица1.A" table:number-columns-repeated="4"/>
        <table:table-row table:style-name="TableLine2050344293504">
          <table:table-cell table:style-name="Таблица1.A1" office:value-type="string">
            <text:p text:style-name="P22">Структурное подразделение</text:p>
          </table:table-cell>
          <table:table-cell table:style-name="Таблица1.A1" office:value-type="string">
            <text:p text:style-name="P22">Наименование процесса</text:p>
          </table:table-cell>
          <table:table-cell table:style-name="Таблица1.A1" office:value-type="string">
            <text:p text:style-name="P22">Возможность автоматизации</text:p>
          </table:table-cell>
          <table:table-cell table:style-name="Таблица1.D1" office:value-type="string">
            <text:p text:style-name="P22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22">Отдел услуг</text:p>
          </table:table-cell>
          <table:table-cell table:style-name="Таблица1.A2" office:value-type="string">
            <text:p text:style-name="P22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22">Возможна</text:p>
          </table:table-cell>
          <table:table-cell table:style-name="Таблица1.D2" office:value-type="string">
            <text:p text:style-name="P22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22">Отдела продаж</text:p>
          </table:table-cell>
          <table:table-cell table:style-name="Таблица1.A2" office:value-type="string">
            <text:p text:style-name="P22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22">Возможна</text:p>
          </table:table-cell>
          <table:table-cell table:style-name="Таблица1.D2" office:value-type="string">
            <text:p text:style-name="P22">Будет автоматизирован</text:p>
          </table:table-cell>
        </table:table-row>
      </table:table>
      <text:p text:style-name="P2"/>
      <text:list xml:id="list105046784826400" text:continue-numbering="true" text:style-name="L1">
        <text:list-item>
          <text:p text:style-name="P1">Требования к автоматизированной системе <text:span text:style-name="T2">(программному модулю)</text:span></text:p>
          <text:p text:style-name="P7">Программный модуль должен поддерживать следующие режимы функционирования:</text:p>
        </text:list-item>
      </text:list>
      <text:list xml:id="list408412392" text:style-name="L4">
        <text:list-item>
          <text:list>
            <text:list-item>
              <text:p text:style-name="P8">Основной режим программного модуля, в котором подсистемы выполняют базовый набор функций;</text:p>
            </text:list-item>
            <text:list-item>
              <text:p text:style-name="P8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2"/>
      <text:list xml:id="list105047126049023" text:continue-list="list105046784826400" text:style-name="L1">
        <text:list-item>
          <text:p text:style-name="P15"><text:span text:style-name="T11">Состав и содержание работ по созданию автоматизированной системы </text:span><text:span text:style-name="T12">(программного модуля)</text:span></text:p>
          <text:p text:style-name="P17"><text:span text:style-name="T10">Р</text:span><text:span text:style-name="T9">аботы по созданию программного модуля выполняются в три этапа:</text:span></text:p>
        </text:list-item>
      </text:list>
      <text:list xml:id="list545192992" text:style-name="L6">
        <text:list-item>
          <text:p text:style-name="P19"><text:span text:style-name="T9">Проектирование. Разработка эскизного проекта. Разработка технического проекта (продолжительность — Х месяца).</text:span></text:p>
        </text:list-item>
        <text:list-item>
          <text:p text:style-name="P19"><text:span text:style-name="T9">Разработка рабочей документации. Адаптация программ (продолжительность — У месяцев)</text:span></text:p>
        </text:list-item>
        <text:list-item>
          <text:p text:style-name="P19"><text:span text:style-name="T9">Ввод в действие (продолжительность — Г месяцев).</text:span></text:p>
          <text:p text:style-name="P18"><text:span text:style-name="T9"/></text:p>
        </text:list-item>
      </text:list>
      <text:p text:style-name="P2"/>
      <text:p text:style-name="P2"/>
      <text:list xml:id="list105046874215513" text:continue-list="list105047126049023" text:style-name="L1">
        <text:list-item>
          <text:p text:style-name="P1"><text:soft-page-break/>Порядок разработки автоматизированной системы <text:span text:style-name="T2">(программного модуля)</text:span></text:p>
          <text:list>
            <text:list-item>
              <text:p text:style-name="P16"><text:span text:style-name="T13">Виды и объём испытаний системы</text:span></text:p>
            </text:list-item>
          </text:list>
        </text:list-item>
      </text:list>
      <text:list xml:id="list4218016117" text:style-name="L13">
        <text:list-item>
          <text:list>
            <text:list-item>
              <text:list>
                <text:list-item>
                  <text:p text:style-name="P9">Предварительные испытания</text:p>
                </text:list-item>
                <text:list-item>
                  <text:p text:style-name="P9">Опытная эксплуатация</text:p>
                </text:list-item>
                <text:list-item>
                  <text:p text:style-name="P9">Приёмочные испытания</text:p>
                </text:list-item>
              </text:list>
            </text:list-item>
          </text:list>
        </text:list-item>
      </text:list>
      <text:list xml:id="list105047316462573" text:continue-list="list105046874215513" text:style-name="L1">
        <text:list-item>
          <text:list>
            <text:list-item>
              <text:p text:style-name="P20"><text:span text:style-name="T9">Требования к приёмке работ по стадиям</text:span>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 table:style-name="TableLine2049892725488">
          <table:table-cell table:style-name="Таблица2.A1" office:value-type="string">
            <text:p text:style-name="P23">Стадия испытаний</text:p>
          </table:table-cell>
          <table:table-cell table:style-name="Таблица2.A1" office:value-type="string">
            <text:p text:style-name="P23">Участники испытаний</text:p>
          </table:table-cell>
          <table:table-cell table:style-name="Таблица2.A1" office:value-type="string">
            <text:p text:style-name="P23">Место и срок проведения</text:p>
          </table:table-cell>
          <table:table-cell table:style-name="Таблица2.A1" office:value-type="string">
            <text:p text:style-name="P23">Порядок согласования документации</text:p>
          </table:table-cell>
          <table:table-cell table:style-name="Таблица2.E1" office:value-type="string">
            <text:p text:style-name="P23">Статус приёмочной комиссии</text:p>
          </table:table-cell>
        </table:table-row>
        <table:table-row table:style-name="TableLine2049892725488">
          <table:table-cell table:style-name="Таблица2.A2" office:value-type="string">
            <text:p text:style-name="P23">Предварительные испытания</text:p>
          </table:table-cell>
          <table:table-cell table:style-name="Таблица2.A2" office:value-type="string">
            <text:p text:style-name="P23">Организация Заказчика и Разработчика</text:p>
          </table:table-cell>
          <table:table-cell table:style-name="Таблица2.A2" office:value-type="string">
            <text:p text:style-name="P23">На территории Заказчика с <text:span text:style-name="T14">dd.mm.yyyy </text:span><text:span text:style-name="T7">по <text:s/></text:span><text:span text:style-name="T14">dd.mm.yyyy</text:span></text:p>
          </table:table-cell>
          <table:table-cell table:style-name="Таблица2.A2" office:value-type="string">
            <text:p text:style-name="P25">Проведение предварительных испытаний. Фиксирование выявленных неполадок в Протоколе испытаний.</text:p>
            <text:p text:style-name="P25">Устранение выявленных неполадок. Принятие решения о возможности передачи программного модуля в опытную эксплуатаци.</text:p>
            <text:p text:style-name="P25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23">Экспертная группа</text:p>
          </table:table-cell>
        </table:table-row>
        <table:table-row table:style-name="TableLine2049892725488">
          <table:table-cell table:style-name="Таблица2.A2" office:value-type="string">
            <text:p text:style-name="P25">Опытная эксплуатация</text:p>
          </table:table-cell>
          <table:table-cell table:style-name="Таблица2.A2" office:value-type="string">
            <text:p text:style-name="P25">Организации Заказчика и Разработчкиа</text:p>
          </table:table-cell>
          <table:table-cell table:style-name="Таблица2.A2" office:value-type="string">
            <text:p text:style-name="P24">На территории Заказчика с <text:span text:style-name="T14">dd.mm.yyyy </text:span><text:span text:style-name="T7">по <text:s/></text:span><text:span text:style-name="T14">dd.mm.yyyy</text:span></text:p>
          </table:table-cell>
          <table:table-cell table:style-name="Таблица2.A2" office:value-type="string">
            <text:p text:style-name="P25">Проведение опытной эксплуатации. Фиксирование выявленных неполадок в Протоколе испытаний.</text:p>
            <text:p text:style-name="P25">Устранение выявленных <text:soft-page-break/>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25">Группа тестирования</text:p>
          </table:table-cell>
        </table:table-row>
        <table:table-row table:style-name="TableLine2049892725488">
          <table:table-cell table:style-name="Таблица2.A2" office:value-type="string">
            <text:p text:style-name="P25">Приёмочные испытания</text:p>
          </table:table-cell>
          <table:table-cell table:style-name="Таблица2.A2" office:value-type="string">
            <text:p text:style-name="P25">Организации Заказчика и Разработчика</text:p>
          </table:table-cell>
          <table:table-cell table:style-name="Таблица2.A2" office:value-type="string">
            <text:p text:style-name="P21"><text:span text:style-name="T15">На территории Заказчика, с </text:span><text:span text:style-name="T6">dd.mm.yyyy по dd.mm.yyyy</text:span> </text:p>
          </table:table-cell>
          <table:table-cell table:style-name="Таблица2.A2" office:value-type="string">
            <text:p text:style-name="P26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26">Составление и подписание Акта о завершении приёмочных испытаний по передаче программного модуля в промышленную <text:soft-page-break/>эксплуатацию. Оформление Акта завершения работ.</text:p>
          </table:table-cell>
          <table:table-cell table:style-name="Таблица2.E2" office:value-type="string">
            <text:p text:style-name="P25"/>
          </table:table-cell>
        </table:table-row>
      </table:table>
      <text:list xml:id="list105046262179461" text:continue-numbering="true" text:style-name="L1">
        <text:list-item>
          <text:list>
            <text:list-header>
              <text:p text:style-name="P20"><text:span text:style-name="T9"/></text:p>
            </text:list-header>
          </text:list>
        </text:list-item>
      </text:list>
      <text:p text:style-name="P2"/>
      <text:list xml:id="list105047106960585" text:continue-numbering="true" text:style-name="L1">
        <text:list-item>
          <text:p text:style-name="P1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</text:span> в действие</text:p>
        </text:list-item>
      </text:list>
      <text:p text:style-name="P2"/>
      <text:p text:style-name="P2"/>
      <text:p text:style-name="P2">https://www.prj-exp.ru/patterns/pattern_tech_task.ph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sans-serif"/>
    <style:font-face style:name="Roboto1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4T10:38:18.486000000</dc:date>
    <meta:editing-duration>PT41M6S</meta:editing-duration>
    <meta:editing-cycles>7</meta:editing-cycles>
    <meta:generator>LibreOffice/7.2.2.2$Windows_X86_64 LibreOffice_project/02b2acce88a210515b4a5bb2e46cbfb63fe97d56</meta:generator>
    <meta:document-statistic meta:table-count="2" meta:image-count="0" meta:object-count="0" meta:page-count="5" meta:paragraph-count="67" meta:word-count="448" meta:character-count="3847" meta:non-whitespace-character-count="3481"/>
  </office:meta>
</office:document-meta>
</file>